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10/2021</text:span></text:p>
      <text:p text:style-name="P9"/>
      <text:p text:style-name="P10">RECIBI CONFORME</text:p>
      <text:p text:style-name="P9"/>
      <text:p text:style-name="P11">CLIENTE: CORPORACION AGROINDUSTRIAL PERALVILLO S.A.C.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HUACHO</text:span></text:p>
      <text:p text:style-name="P5"/>
      <text:p text:style-name="P5">Recojo: <text:span text:style-name="T3">ANTONIO HENRY ARELLANO MENDOZA</text:span></text:p>
      <text:p text:style-name="P5">Recojo: <text:span text:style-name="T3">CORPORACION AGROINDUSTRIAL PERALVILLO S.A.C.</text:span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7T13:17:2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